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42cm" fo:min-width="0.2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ff" style:font-name="Liberation Mono" fo:font-size="20pt" style:font-size-asian="20pt" style:font-size-complex="20pt"/>
    </style:style>
    <style:style style:name="P5" style:family="paragraph">
      <loext:graphic-properties draw:fill="none" draw:fill-color="#ffffff"/>
      <style:text-properties fo:color="#ce181e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-33% 58%" style:font-name="Times New Roman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ff" style:font-name="Liberation Mono" fo:font-size="20pt" style:font-size-asian="20pt" style:font-size-complex="20pt"/>
    </style:style>
    <style:style style:name="T4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18cm" svg:height="1.118cm" svg:x="3.424cm" svg:y="4.048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18cm" svg:height="1.118cm" svg:x="6.425cm" svg:y="4.049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18cm" svg:height="1.118cm" svg:x="9.425cm" svg:y="4.049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18cm" svg:height="1.118cm" svg:x="12.425cm" svg:y="4.049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18cm" svg:height="1.118cm" svg:x="15.526cm" svg:y="4.05cm">
          <text:p text:style-name="P1"><text:span text:style-name="T1">q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662cm" svg:y1="4.556cm" svg:x2="3.44cm" svg:y2="4.556cm">
          <text:p/>
        </draw:line>
        <draw:connector draw:style-name="gr2" draw:text-style-name="P3" draw:layer="layout" draw:type="curve" draw:line-skew="0.461cm" svg:x1="3.587cm" svg:y1="5.003cm" svg:x2="4.379cm" svg:y2="5.003cm" draw:start-shape="id1" draw:start-glue-point="7" draw:end-shape="id1" draw:end-glue-point="9" svg:d="M3587 5003c0 1689 792 1689 792 0" svg:viewBox="0 0 793 1268">
          <text:p/>
        </draw:connector>
        <draw:connector draw:style-name="gr2" draw:text-style-name="P3" draw:layer="layout" draw:type="line" svg:x1="4.542cm" svg:y1="4.607cm" svg:x2="6.425cm" svg:y2="4.608cm" draw:start-shape="id1" draw:start-glue-point="10" draw:end-shape="id2" draw:end-glue-point="6" svg:d="M4542 4607l1883 1" svg:viewBox="0 0 1884 2">
          <text:p/>
        </draw:connector>
        <draw:connector draw:style-name="gr2" draw:text-style-name="P3" draw:layer="layout" draw:type="line" svg:x1="7.543cm" svg:y1="4.608cm" svg:x2="9.425cm" svg:y2="4.608cm" draw:start-shape="id2" draw:start-glue-point="10" draw:end-shape="id3" draw:end-glue-point="6" svg:d="M7543 4608h1882" svg:viewBox="0 0 1883 1">
          <text:p/>
        </draw:connector>
        <draw:connector draw:style-name="gr2" draw:text-style-name="P3" draw:layer="layout" draw:type="line" svg:x1="10.543cm" svg:y1="4.608cm" svg:x2="12.425cm" svg:y2="4.608cm" draw:start-shape="id3" draw:start-glue-point="10" draw:end-shape="id4" draw:end-glue-point="6" svg:d="M10543 4608h1882" svg:viewBox="0 0 1883 1">
          <text:p/>
        </draw:connector>
        <draw:connector draw:style-name="gr2" draw:text-style-name="P3" draw:layer="layout" draw:type="line" svg:x1="13.543cm" svg:y1="4.608cm" svg:x2="15.526cm" svg:y2="4.609cm" draw:start-shape="id4" draw:start-glue-point="10" draw:end-shape="id5" draw:end-glue-point="6" svg:d="M13543 4608l1983 1" svg:viewBox="0 0 1984 2">
          <text:p/>
        </draw:connector>
        <draw:connector draw:style-name="gr2" draw:text-style-name="P3" draw:layer="layout" draw:type="curve" svg:x1="6.588cm" svg:y1="4.212cm" svg:x2="4.379cm" svg:y2="4.211cm" draw:start-shape="id2" draw:start-glue-point="5" draw:end-shape="id1" draw:end-glue-point="11" svg:d="M6588 4212c-1656 0-552-1-2209-1" svg:viewBox="0 0 2210 2">
          <text:p/>
        </draw:connector>
        <draw:connector draw:style-name="gr2" draw:text-style-name="P3" draw:layer="layout" draw:type="curve" draw:line-skew="-1.021cm" svg:x1="12.984cm" svg:y1="4.049cm" svg:x2="3.983cm" svg:y2="4.048cm" draw:start-shape="id4" draw:start-glue-point="4" draw:end-shape="id1" draw:end-glue-point="4" svg:d="M12984 4049c0-2284-9001-2284-9001-1" svg:viewBox="0 0 9002 1714">
          <text:p/>
        </draw:connector>
        <draw:frame draw:style-name="gr3" draw:text-style-name="P4" draw:layer="layout" svg:width="0.925cm" svg:height="1.051cm" svg:x="4.918cm" svg:y="4.764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2.919cm" svg:y="5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5.12cm" svg:y="3.266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7.919cm" svg:y="4.765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10.919cm" svg:y="4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13.92cm" svg:y="4.766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0.54cm" svg:x1="16.085cm" svg:y1="5.168cm" svg:x2="9.984cm" svg:y2="5.167cm" draw:start-shape="id5" draw:start-glue-point="8" draw:end-shape="id3" draw:end-glue-point="8" svg:d="M16085 5168c0 1563-6101 1563-6101-1" svg:viewBox="0 0 6102 1174">
          <text:p/>
        </draw:connector>
        <draw:frame draw:style-name="gr3" draw:text-style-name="P4" draw:layer="layout" svg:width="0.925cm" svg:height="1.051cm" svg:x="7.612cm" svg:y="2.251cm">
          <draw:text-box>
            <text:p><text:span text:style-name="T3">b</text:span></text:p>
          </draw:text-box>
        </draw:frame>
        <draw:connector draw:style-name="gr2" draw:text-style-name="P3" draw:layer="layout" draw:type="curve" draw:line-skew="1.302cm" svg:x1="16.085cm" svg:y1="5.168cm" svg:x2="3.983cm" svg:y2="5.166cm" draw:start-shape="id5" draw:start-glue-point="8" draw:end-shape="id1" draw:end-glue-point="8" svg:d="M16085 5168c0 2706-12102 2707-12102-2" svg:viewBox="0 0 12103 2033">
          <text:p/>
        </draw:connector>
        <draw:frame draw:style-name="gr3" draw:text-style-name="P4" draw:layer="layout" svg:width="0.925cm" svg:height="1.051cm" svg:x="7.477cm" svg:y="7.187cm">
          <draw:text-box>
            <text:p><text:span text:style-name="T3">b</text:span></text:p>
          </draw:text-box>
        </draw:frame>
        <draw:frame draw:style-name="gr4" draw:text-style-name="P5" draw:layer="layout" svg:width="5.078cm" svg:height="0.962cm" svg:x="8.499cm" svg:y="7.231cm">
          <draw:text-box>
            <text:p><text:span text:style-name="T4">(izvada pozīciju)</text:span></text:p>
          </draw:text-box>
        </draw:frame>
        <draw:connector draw:style-name="gr2" draw:text-style-name="P3" draw:layer="layout" draw:type="curve" draw:line-skew="-0.311cm" svg:x1="10.38cm" svg:y1="4.212cm" svg:x2="9.588cm" svg:y2="4.212cm" draw:start-shape="id3" draw:start-glue-point="11" draw:end-shape="id3" draw:end-glue-point="5" svg:d="M10380 4212c0-1462-792-1462-792 0" svg:viewBox="0 0 793 1097">
          <text:p/>
        </draw:connector>
        <draw:frame draw:style-name="gr3" draw:text-style-name="P4" draw:layer="layout" svg:width="0.925cm" svg:height="1.051cm" svg:x="10.22cm" svg:y="2.966cm">
          <draw:text-box>
            <text:p><text:span text:style-name="T3">a</text:span></text:p>
          </draw:text-box>
        </draw:frame>
      </draw:page>
      <draw:page draw:name="page2" draw:style-name="dp1" draw:master-page-name="Default">
        <draw:custom-shape draw:style-name="gr1" draw:text-style-name="P2" xml:id="id6" draw:id="id6" draw:layer="layout" svg:width="1.118cm" svg:height="1.118cm" svg:x="3.424cm" svg:y="4.048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118cm" svg:height="1.118cm" svg:x="6.425cm" svg:y="4.049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118cm" svg:height="1.118cm" svg:x="9.425cm" svg:y="4.049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118cm" svg:height="1.118cm" svg:x="12.425cm" svg:y="4.049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662cm" svg:y1="4.556cm" svg:x2="3.44cm" svg:y2="4.556cm">
          <text:p/>
        </draw:line>
        <draw:connector draw:style-name="gr2" draw:text-style-name="P3" draw:layer="layout" draw:type="curve" draw:line-skew="0.461cm" svg:x1="3.587cm" svg:y1="5.003cm" svg:x2="4.379cm" svg:y2="5.003cm" draw:start-shape="id6" draw:start-glue-point="7" draw:end-shape="id6" draw:end-glue-point="9" svg:d="M3587 5003c0 1689 792 1689 792 0" svg:viewBox="0 0 793 1268">
          <text:p/>
        </draw:connector>
        <draw:connector draw:style-name="gr2" draw:text-style-name="P3" draw:layer="layout" draw:type="line" svg:x1="4.542cm" svg:y1="4.607cm" svg:x2="6.425cm" svg:y2="4.608cm" draw:start-shape="id6" draw:start-glue-point="10" draw:end-shape="id7" draw:end-glue-point="6" svg:d="M4542 4607l1883 1" svg:viewBox="0 0 1884 2">
          <text:p/>
        </draw:connector>
        <draw:connector draw:style-name="gr2" draw:text-style-name="P3" draw:layer="layout" draw:type="line" svg:x1="7.543cm" svg:y1="4.608cm" svg:x2="9.425cm" svg:y2="4.608cm" draw:start-shape="id7" draw:start-glue-point="10" draw:end-shape="id8" draw:end-glue-point="6" svg:d="M7543 4608h1882" svg:viewBox="0 0 1883 1">
          <text:p/>
        </draw:connector>
        <draw:connector draw:style-name="gr2" draw:text-style-name="P3" draw:layer="layout" draw:type="line" svg:x1="10.543cm" svg:y1="4.608cm" svg:x2="12.425cm" svg:y2="4.608cm" draw:start-shape="id8" draw:start-glue-point="10" draw:end-shape="id9" draw:end-glue-point="6" svg:d="M10543 4608h1882" svg:viewBox="0 0 1883 1">
          <text:p/>
        </draw:connector>
        <draw:connector draw:style-name="gr2" draw:text-style-name="P3" draw:layer="layout" draw:type="curve" draw:line-skew="-0.391cm" svg:x1="9.984cm" svg:y1="4.049cm" svg:x2="3.983cm" svg:y2="4.048cm" draw:start-shape="id8" draw:start-glue-point="4" draw:end-shape="id6" draw:end-glue-point="4" svg:d="M9984 4049c0-1339-6001-1339-6001-1" svg:viewBox="0 0 6002 1005">
          <text:p/>
        </draw:connector>
        <draw:frame draw:style-name="gr3" draw:text-style-name="P4" draw:layer="layout" svg:width="0.925cm" svg:height="1.051cm" svg:x="4.918cm" svg:y="3.764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2.919cm" svg:y="5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7.919cm" svg:y="3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11.02cm" svg:y="3.766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0.541cm" svg:x1="12.984cm" svg:y1="5.167cm" svg:x2="9.984cm" svg:y2="5.167cm" draw:start-shape="id9" draw:start-glue-point="8" draw:end-shape="id8" draw:end-glue-point="8" svg:d="M12984 5167c0 1564-3000 1564-3000 0" svg:viewBox="0 0 3001 1174">
          <text:p/>
        </draw:connector>
        <draw:frame draw:style-name="gr3" draw:text-style-name="P4" draw:layer="layout" svg:width="0.925cm" svg:height="1.051cm" svg:x="6.412cm" svg:y="2.151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8.477cm" svg:y="6.187cm">
          <draw:text-box>
            <text:p><text:span text:style-name="T3">b</text:span></text:p>
          </draw:text-box>
        </draw:frame>
        <draw:frame draw:style-name="gr4" draw:text-style-name="P5" draw:layer="layout" svg:width="5.078cm" svg:height="0.962cm" svg:x="9.099cm" svg:y="6.231cm">
          <draw:text-box>
            <text:p><text:span text:style-name="T4">(izvada pozīciju)</text:span></text:p>
          </draw:text-box>
        </draw:frame>
        <draw:connector draw:style-name="gr2" draw:text-style-name="P3" draw:layer="layout" draw:type="curve" draw:line-skew="0.547cm" svg:x1="6.588cm" svg:y1="5.004cm" svg:x2="7.38cm" svg:y2="5.004cm" draw:start-shape="id7" draw:start-glue-point="7" draw:end-shape="id7" draw:end-glue-point="9" svg:d="M6588 5004c0 1818 792 1818 792 0" svg:viewBox="0 0 793 1365">
          <text:p/>
        </draw:connector>
        <draw:frame draw:style-name="gr3" draw:text-style-name="P4" draw:layer="layout" svg:width="0.925cm" svg:height="1.051cm" svg:x="5.92cm" svg:y="5.766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-0.393cm" svg:x1="12.984cm" svg:y1="4.049cm" svg:x2="6.984cm" svg:y2="4.049cm" draw:start-shape="id9" draw:start-glue-point="4" draw:end-shape="id7" draw:end-glue-point="4" svg:d="M12984 4049c0-1341-6000-1341-6000 0" svg:viewBox="0 0 6001 1007">
          <text:p/>
        </draw:connector>
        <draw:frame draw:style-name="gr3" draw:text-style-name="P4" draw:layer="layout" svg:width="0.925cm" svg:height="1.051cm" svg:x="11.033cm" svg:y="2.143cm">
          <draw:text-box>
            <text:p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23:43:21.886638319</meta:creation-date>
    <dc:date>2019-11-24T22:45:53.347725059</dc:date>
    <meta:editing-duration>PT9M58S</meta:editing-duration>
    <meta:editing-cycles>2</meta:editing-cycles>
    <meta:generator>LibreOffice/6.0.7.3$Linux_X86_64 LibreOffice_project/00m0$Build-3</meta:generator>
    <meta:document-statistic meta:object-count="48"/>
  </office:meta>
</office:document-meta>
</file>